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ne" svg:font-family="Line"/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1.9cm"/>
      <style:paragraph-properties style:writing-mode="lr-tb"/>
    </style:style>
    <style:style style:name="gr2" style:family="graphic" style:parent-style-name="standard">
      <style:graphic-properties svg:stroke-color="#000000" draw:fill-color="#8d1d75" draw:textarea-horizontal-align="justify" draw:textarea-vertical-align="middle" draw:auto-grow-height="false" fo:min-height="0.55cm" fo:min-width="0.5cm"/>
      <style:paragraph-properties style:writing-mode="lr-tb"/>
    </style:style>
    <style:style style:name="gr3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4" style:family="graphic" style:parent-style-name="standard">
      <style:graphic-properties svg:stroke-color="#000000" draw:fill-color="#3faf46" draw:textarea-horizontal-align="justify" draw:textarea-vertical-align="middle" draw:auto-grow-height="false" fo:min-height="0.654cm" fo:min-width="0.404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1.164cm" fo:min-width="0.914cm"/>
      <style:paragraph-properties style:writing-mode="lr-tb"/>
    </style:style>
    <style:style style:name="gr7" style:family="graphic" style:parent-style-name="standard">
      <style:graphic-properties svg:stroke-color="#000000" draw:fill-color="#1b5593" draw:textarea-horizontal-align="justify" draw:textarea-vertical-align="middle" draw:auto-grow-height="false" fo:min-height="0.506cm" fo:min-width="1.768cm"/>
      <style:paragraph-properties style:writing-mode="lr-tb"/>
    </style:style>
    <style:style style:name="gr8" style:family="graphic" style:parent-style-name="standard">
      <style:graphic-properties svg:stroke-color="#000000" draw:fill-color="#e2bf63" draw:textarea-horizontal-align="justify" draw:textarea-vertical-align="middle" draw:auto-grow-height="false" fo:min-height="1.45cm" fo:min-width="1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1.298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1.15cm" fo:min-width="3.099cm"/>
      <style:paragraph-properties style:writing-mode="lr-tb"/>
    </style:style>
    <style:style style:name="gr12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1.7cm"/>
      <style:paragraph-properties style:writing-mode="lr-tb"/>
    </style:style>
    <style:style style:name="gr13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2.197cm"/>
      <style:paragraph-properties style:writing-mode="lr-tb"/>
    </style:style>
    <style:style style:name="gr14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2.3cm"/>
      <style:paragraph-properties style:writing-mode="lr-tb"/>
    </style:style>
    <style:style style:name="gr15" style:family="graphic" style:parent-style-name="standard">
      <style:graphic-properties svg:stroke-opacity="0%" draw:fill-color="#ea7500" draw:textarea-horizontal-align="justify" draw:textarea-vertical-align="middle" draw:auto-grow-height="false" fo:min-height="5.35cm" fo:min-width="2.1cm"/>
    </style:style>
    <style:style style:name="gr16" style:family="graphic" style:parent-style-name="standard">
      <style:graphic-properties svg:stroke-color="#000000" draw:fill-color="#1b5593" draw:textarea-horizontal-align="justify" draw:textarea-vertical-align="middle" draw:auto-grow-height="false" fo:min-height="0.756cm" fo:min-width="0.758cm"/>
      <style:paragraph-properties style:writing-mode="lr-tb"/>
    </style:style>
    <style:style style:name="gr17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1.1cm"/>
      <style:paragraph-properties style:writing-mode="lr-tb"/>
    </style:style>
    <style:style style:name="gr18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1.5cm"/>
      <style:paragraph-properties style:writing-mode="lr-tb"/>
    </style:style>
    <style:style style:name="gr19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1.8cm"/>
      <style:paragraph-properties style:writing-mode="lr-tb"/>
    </style:style>
    <style:style style:name="gr20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1.09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Linux Biolinum G"/>
    </style:style>
    <style:style style:name="P2" style:family="paragraph">
      <style:paragraph-properties fo:text-align="center" style:writing-mode="lr-tb"/>
      <style:text-properties style:font-name="Linux Biolinum G"/>
    </style:style>
    <style:style style:name="P3" style:family="paragraph">
      <loext:graphic-properties draw:fill-color="#ffff00"/>
      <style:paragraph-properties fo:text-align="center" style:writing-mode="lr-tb"/>
      <style:text-properties style:font-name="Linux Biolinum G"/>
    </style:style>
    <style:style style:name="P4" style:family="paragraph">
      <style:paragraph-properties fo:text-align="center" style:writing-mode="lr-tb"/>
      <style:text-properties fo:color="#ffffff" style:font-name="Linux Biolinum G" fo:background-color="transparent"/>
    </style:style>
    <style:style style:name="P5" style:family="paragraph">
      <loext:graphic-properties draw:fill-color="#8d1d75"/>
      <style:paragraph-properties fo:text-align="center" style:writing-mode="lr-tb"/>
      <style:text-properties fo:color="#ffffff" style:font-name="Linux Biolinum G" fo:background-color="transparen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3faf46"/>
      <style:paragraph-properties fo:text-align="center" style:writing-mode="lr-tb"/>
      <style:text-properties style:font-name="Linux Biolinum G"/>
    </style:style>
    <style:style style:name="P8" style:family="paragraph">
      <loext:graphic-properties draw:fill-color="#ff0000"/>
      <style:paragraph-properties fo:text-align="center" style:writing-mode="lr-tb"/>
      <style:text-properties style:font-name="Linux Biolinum G"/>
    </style:style>
    <style:style style:name="P9" style:family="paragraph">
      <style:paragraph-properties fo:text-align="center" style:writing-mode="lr-tb"/>
      <style:text-properties fo:color="#ffffff" style:font-name="Linux Biolinum G" fo:font-size="14pt" style:font-size-asian="14pt" style:font-size-complex="14pt"/>
    </style:style>
    <style:style style:name="P10" style:family="paragraph">
      <loext:graphic-properties draw:fill-color="#1b5593"/>
      <style:paragraph-properties fo:text-align="center" style:writing-mode="lr-tb"/>
      <style:text-properties fo:color="#ffffff" style:font-name="Linux Biolinum G" fo:font-size="14pt" style:font-size-asian="14pt" style:font-size-complex="14pt"/>
    </style:style>
    <style:style style:name="P11" style:family="paragraph">
      <loext:graphic-properties draw:fill-color="#e2bf63"/>
      <style:paragraph-properties fo:text-align="center" style:writing-mode="lr-tb"/>
      <style:text-properties style:font-name="Linux Biolinum G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text-properties style:font-name="Linux Biolinum G"/>
    </style:style>
    <style:style style:name="P14" style:family="paragraph">
      <style:paragraph-properties fo:text-align="center" style:writing-mode="lr-tb"/>
      <style:text-properties style:font-name="Linux Biolinum G" fo:font-size="18pt"/>
    </style:style>
    <style:style style:name="P15" style:family="paragraph">
      <loext:graphic-properties draw:fill-color="#3faf46"/>
      <style:paragraph-properties fo:text-align="center" style:writing-mode="lr-tb"/>
      <style:text-properties style:font-name="Linux Biolinum G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 style:writing-mode="lr-tb"/>
      <style:text-properties fo:color="#ffffff" style:font-name="Linux Biolinum G" fo:font-size="18pt" fo:background-color="transparent"/>
    </style:style>
    <style:style style:name="P18" style:family="paragraph">
      <loext:graphic-properties draw:fill-color="#8d1d75"/>
      <style:paragraph-properties fo:text-align="center" style:writing-mode="lr-tb"/>
      <style:text-properties fo:color="#ffffff" style:font-name="Linux Biolinum G" fo:font-size="18pt" fo:background-color="transparent"/>
    </style:style>
    <style:style style:name="P19" style:family="paragraph">
      <loext:graphic-properties draw:fill-color="#e2bf63"/>
      <style:paragraph-properties fo:text-align="center" style:writing-mode="lr-tb"/>
      <style:text-properties style:font-name="Linux Biolinum G" fo:font-size="18pt"/>
    </style:style>
    <style:style style:name="P20" style:family="paragraph">
      <loext:graphic-properties draw:fill-color="#ff0000"/>
      <style:paragraph-properties fo:text-align="center" style:writing-mode="lr-tb"/>
      <style:text-properties style:font-name="Linux Biolinum G" fo:font-size="18pt"/>
    </style:style>
    <style:style style:name="P21" style:family="paragraph">
      <loext:graphic-properties draw:fill-color="#ffbf00"/>
      <style:paragraph-properties fo:text-align="center" style:writing-mode="lr-tb"/>
      <style:text-properties style:font-name="Linux Biolinum G"/>
    </style:style>
    <style:style style:name="P22" style:family="paragraph">
      <style:paragraph-properties fo:text-align="center" style:writing-mode="lr-tb"/>
      <style:text-properties fo:color="#ffffff" style:font-name="Linux Biolinum G" fo:font-size="12pt" fo:background-color="transparent" style:font-size-asian="12pt" style:font-size-complex="12pt"/>
    </style:style>
    <style:style style:name="P23" style:family="paragraph">
      <loext:graphic-properties draw:fill-color="#8d1d75"/>
      <style:paragraph-properties fo:text-align="center" style:writing-mode="lr-tb"/>
      <style:text-properties fo:color="#ffffff" style:font-name="Linux Biolinum G" fo:font-size="12pt" fo:background-color="transparent" style:font-size-asian="12pt" style:font-size-complex="12pt"/>
    </style:style>
    <style:style style:name="P24" style:family="paragraph">
      <loext:graphic-properties draw:fill-color="#ffffff"/>
    </style:style>
    <style:style style:name="P25" style:family="paragraph">
      <loext:graphic-properties draw:fill-color="#ea7500"/>
      <style:paragraph-properties fo:text-align="center"/>
    </style:style>
    <style:style style:name="P26" style:family="paragraph">
      <style:paragraph-properties fo:text-align="center" style:writing-mode="lr-tb"/>
      <style:text-properties fo:color="#ffffff" style:font-name="Linux Biolinum G" fo:font-size="12pt" style:font-size-asian="12pt" style:font-size-complex="12pt"/>
    </style:style>
    <style:style style:name="P27" style:family="paragraph">
      <loext:graphic-properties draw:fill-color="#1b5593"/>
      <style:paragraph-properties fo:text-align="center" style:writing-mode="lr-tb"/>
      <style:text-properties fo:color="#ffffff" style:font-name="Linux Biolinum G" fo:font-size="12pt" style:font-size-asian="12pt" style:font-size-complex="12pt"/>
    </style:style>
    <style:style style:name="P28" style:family="paragraph">
      <style:paragraph-properties style:writing-mode="lr-tb"/>
    </style:style>
    <style:style style:name="T1" style:family="text">
      <style:text-properties style:font-name="Linux Biolinum G"/>
    </style:style>
    <style:style style:name="T2" style:family="text">
      <style:text-properties fo:color="#ffffff" style:font-name="Linux Biolinum G" fo:background-color="transparent"/>
    </style:style>
    <style:style style:name="T3" style:family="text">
      <style:text-properties fo:color="#ffffff" style:font-name="Linux Biolinum G" fo:font-size="14pt" style:font-size-asian="14pt" style:font-size-complex="14pt"/>
    </style:style>
    <style:style style:name="T4" style:family="text">
      <style:text-properties fo:color="#ffffff" style:font-name="Linux Biolinum G" fo:font-size="12pt" fo:background-color="transparent" style:font-size-asian="12pt" style:font-size-complex="12pt"/>
    </style:style>
    <style:style style:name="T5" style:family="text">
      <style:text-properties fo:color="#ffffff" style:font-name="Linux Biolinum G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ariables and Constants</text:span></text:p>
          </draw:text-box>
        </draw:frame>
        <draw:custom-shape draw:style-name="gr1" draw:text-style-name="P3" draw:layer="layout" svg:width="2.4cm" svg:height="1.4cm" svg:x="6.701cm" svg:y="6.5cm">
          <text:p text:style-name="P2"><text:span text:style-name="T1">Globa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4cm" svg:height="1.4cm" svg:x="6.701cm" svg:y="8.7cm">
          <text:p text:style-name="P2"><text:span text:style-name="T1">Cons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10.901cm" svg:y="7.5cm">
          <text:p text:style-name="P4"><text:span text:style-name="T2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9.101cm" svg:y1="7.1cm" svg:x2="11.301cm" svg:y2="7.9cm">
          <text:p/>
        </draw:line>
        <draw:line draw:style-name="gr3" draw:text-style-name="P6" draw:layer="layout" svg:x1="9.101cm" svg:y1="9.5cm" svg:x2="11.301cm" svg:y2="8.7cm">
          <text:p/>
        </draw:line>
        <draw:custom-shape draw:style-name="gr4" draw:text-style-name="P7" draw:layer="layout" svg:width="1cm" svg:height="1cm" svg:x="14.301cm" svg:y="6.7cm">
          <text:p text:style-name="P2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4.301cm" svg:y="8.9cm">
          <text:p text:style-name="P2"><text:span text:style-name="T1">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2.501cm" svg:y1="7.9cm" svg:x2="14.301cm" svg:y2="7.3cm">
          <text:p/>
        </draw:line>
        <draw:line draw:style-name="gr3" draw:text-style-name="P6" draw:layer="layout" svg:x1="12.501cm" svg:y1="8.7cm" svg:x2="14.301cm" svg:y2="9.3cm">
          <text:p/>
        </draw:line>
        <draw:line draw:style-name="gr5" draw:text-style-name="P6" draw:layer="layout" svg:x1="14.801cm" svg:y1="6.7cm" svg:x2="14.801cm" svg:y2="5.7cm">
          <text:p/>
        </draw:line>
        <draw:line draw:style-name="gr5" draw:text-style-name="P6" draw:layer="layout" svg:x1="14.801cm" svg:y1="5.7cm" svg:x2="11.9cm" svg:y2="5.7cm">
          <text:p/>
        </draw:line>
        <draw:line draw:style-name="gr3" draw:text-style-name="P6" draw:layer="layout" svg:x1="11.9cm" svg:y1="5.7cm" svg:x2="11.9cm" svg:y2="7.5cm">
          <text:p/>
        </draw:line>
        <draw:custom-shape draw:style-name="gr6" draw:text-style-name="P8" draw:layer="layout" svg:width="2cm" svg:height="2cm" svg:x="3.3cm" svg:y="7.3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5.1cm" svg:y1="7.7cm" svg:x2="6.701cm" svg:y2="7.1cm">
          <text:p/>
        </draw:line>
        <draw:line draw:style-name="gr3" draw:text-style-name="P6" draw:layer="layout" svg:x1="5.1cm" svg:y1="8.9cm" svg:x2="6.701cm" svg:y2="9.5cm">
          <text:p/>
        </draw:line>
        <draw:custom-shape draw:style-name="gr7" draw:text-style-name="P10" draw:layer="layout" svg:width="3.6cm" svg:height="1.2cm" svg:x="16.9cm" svg:y="8.9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15.301cm" svg:y1="9.5cm" svg:x2="17.3cm" svg:y2="9.5cm">
          <text:p/>
        </draw:line>
        <draw:line draw:style-name="gr5" draw:text-style-name="P6" draw:layer="layout" svg:x1="18.9cm" svg:y1="8.9cm" svg:x2="18.9cm" svg:y2="7.1cm">
          <text:p/>
        </draw:line>
        <draw:line draw:style-name="gr3" draw:text-style-name="P6" draw:layer="layout" svg:x1="18.9cm" svg:y1="7.1cm" svg:x2="15.301cm" svg:y2="7.1cm">
          <text:p/>
        </draw:line>
        <draw:custom-shape draw:style-name="gr8" draw:text-style-name="P11" draw:layer="layout" svg:width="2cm" svg:height="2.2cm" svg:x="22.5cm" svg:y="7.1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20.1cm" svg:y1="9.5cm" svg:x2="22.7cm" svg:y2="8.1cm">
          <text:p/>
        </draw:line>
        <draw:line draw:style-name="gr5" draw:text-style-name="P6" draw:layer="layout" svg:x1="11.9cm" svg:y1="9.1cm" svg:x2="11.9cm" svg:y2="12.3cm">
          <text:p/>
        </draw:line>
        <draw:line draw:style-name="gr5" draw:text-style-name="P6" draw:layer="layout" svg:x1="11.9cm" svg:y1="12.3cm" svg:x2="23.5cm" svg:y2="12.3cm">
          <text:p/>
        </draw:line>
        <draw:line draw:style-name="gr3" draw:text-style-name="P6" draw:layer="layout" svg:x1="23.5cm" svg:y1="12.3cm" svg:x2="23.5cm" svg:y2="9.3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1">Dim</text:span></text:p>
          </draw:text-box>
        </draw:frame>
        <draw:custom-shape draw:style-name="gr6" draw:text-style-name="P8" draw:layer="layout" svg:width="2cm" svg:height="2cm" svg:x="3.705cm" svg:y="7.105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2.2cm" svg:x="22.305cm" svg:y="7.005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5.705cm" svg:y1="8.102cm" svg:x2="6.902cm" svg:y2="8.102cm">
          <text:p/>
        </draw:line>
        <draw:custom-shape draw:style-name="gr10" draw:text-style-name="P3" draw:layer="layout" svg:width="1.798cm" svg:height="1.4cm" svg:x="6.902cm" svg:y="7.401cm">
          <text:p text:style-name="P2"><text:span text:style-name="T1">Dim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10.1cm" svg:y="7.301cm">
          <text:p text:style-name="P4"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8.702cm" svg:y1="8.101cm" svg:x2="10.1cm" svg:y2="8.101cm">
          <text:p/>
        </draw:line>
        <draw:line draw:style-name="gr3" draw:text-style-name="P6" draw:layer="layout" svg:x1="12.102cm" svg:y1="8.101cm" svg:x2="13.5cm" svg:y2="8.101cm">
          <text:p/>
        </draw:line>
        <draw:custom-shape draw:style-name="gr4" draw:text-style-name="P15" draw:layer="layout" svg:width="1cm" svg:height="1cm" svg:x="13.5cm" svg:y="7.6cm">
          <text:p text:style-name="P14"><text:span text:style-name="T1">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4.5cm" svg:y1="8.1cm" svg:x2="15.898cm" svg:y2="8.1cm">
          <text:p/>
        </draw:line>
        <draw:custom-shape draw:style-name="gr7" draw:text-style-name="P10" draw:layer="layout" svg:width="3.6cm" svg:height="1.2cm" svg:x="15.5cm" svg:y="7.5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18.7cm" svg:y1="8.1cm" svg:x2="20.098cm" svg:y2="8.1cm">
          <text:p/>
        </draw:line>
        <draw:custom-shape draw:style-name="gr4" draw:text-style-name="P15" draw:layer="layout" svg:width="1cm" svg:height="1cm" svg:x="20.101cm" svg:y="7.601cm">
          <text:p text:style-name="P14"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21.1cm" svg:y1="8.1cm" svg:x2="22.498cm" svg:y2="8.1cm">
          <text:p/>
        </draw:lin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1">Variable Assignment</text:span></text:p>
          </draw:text-box>
        </draw:frame>
        <draw:custom-shape draw:style-name="gr2" draw:text-style-name="P18" draw:layer="layout" svg:width="2cm" svg:height="1.6cm" svg:x="9.502cm" svg:y="7.4cm">
          <text:p text:style-name="P17"><text:span text:style-name="T2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5" draw:layer="layout" svg:width="1cm" svg:height="1cm" svg:x="13.3cm" svg:y="7.7cm">
          <text:p text:style-name="P14"><text:span text:style-name="T1">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.502cm" svg:y1="8.2cm" svg:x2="13.302cm" svg:y2="8.2cm">
          <text:p/>
        </draw:line>
        <draw:custom-shape draw:style-name="gr7" draw:text-style-name="P10" draw:layer="layout" svg:width="3.6cm" svg:height="1.2cm" svg:x="15.7cm" svg:y="7.6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9" draw:layer="layout" svg:width="2cm" svg:height="2.2cm" svg:x="20.501cm" svg:y="7.1cm">
          <text:p text:style-name="P14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20" draw:layer="layout" svg:width="2cm" svg:height="2cm" svg:x="5.703cm" svg:y="7.2cm">
          <text:p text:style-name="P14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7.702cm" svg:y1="8.2cm" svg:x2="9.502cm" svg:y2="8.2cm">
          <text:p/>
        </draw:line>
        <draw:line draw:style-name="gr3" draw:text-style-name="P6" draw:layer="layout" svg:x1="14.302cm" svg:y1="8.2cm" svg:x2="16.102cm" svg:y2="8.2cm">
          <text:p/>
        </draw:line>
        <draw:line draw:style-name="gr3" draw:text-style-name="P6" draw:layer="layout" svg:x1="18.902cm" svg:y1="8.2cm" svg:x2="20.702cm" svg:y2="8.2cm">
          <text:p/>
        </draw:lin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ommand Call</text:span></text:p>
          </draw:text-box>
        </draw:frame>
        <draw:custom-shape draw:style-name="gr6" draw:text-style-name="P8" draw:layer="layout" svg:width="2cm" svg:height="2cm" svg:x="1.601cm" svg:y="7.201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2.2cm" svg:x="20.801cm" svg:y="7.001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1" draw:text-style-name="P21" draw:layer="layout" svg:width="3.599cm" svg:height="1.4cm" svg:x="5.001cm" svg:y="7.5cm">
          <text:p text:style-name="P2"><text:span text:style-name="T1">Command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3.601cm" svg:y1="8.2cm" svg:x2="5.001cm" svg:y2="8.2cm">
          <text:p/>
        </draw:line>
        <draw:custom-shape draw:style-name="gr7" draw:text-style-name="P10" draw:layer="layout" svg:width="3.6cm" svg:height="1.2cm" svg:x="9.2cm" svg:y="9.8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1cm" svg:height="1cm" svg:x="10.2cm" svg:y="12.2cm">
          <text:p text:style-name="P2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0.7cm" svg:y1="11cm" svg:x2="10.7cm" svg:y2="12.2cm">
          <text:p/>
        </draw:line>
        <draw:line draw:style-name="gr5" draw:text-style-name="P6" draw:layer="layout" svg:x1="15.2cm" svg:y1="10.4cm" svg:x2="21.8cm" svg:y2="10.4cm">
          <text:p/>
        </draw:line>
        <draw:line draw:style-name="gr3" draw:text-style-name="P6" draw:layer="layout" svg:x1="21.8cm" svg:y1="10.4cm" svg:x2="21.8cm" svg:y2="9.201cm">
          <text:p/>
        </draw:line>
        <draw:line draw:style-name="gr5" draw:text-style-name="P6" draw:layer="layout" svg:x1="10.2cm" svg:y1="12.7cm" svg:x2="9.6cm" svg:y2="12.7cm">
          <text:p/>
        </draw:line>
        <draw:line draw:style-name="gr3" draw:text-style-name="P6" draw:layer="layout" svg:x1="9.6cm" svg:y1="12.7cm" svg:x2="9.6cm" svg:y2="11cm">
          <text:p/>
        </draw:line>
        <draw:custom-shape draw:style-name="gr4" draw:text-style-name="P7" draw:layer="layout" svg:width="1cm" svg:height="1cm" svg:x="6.2cm" svg:y="9.9cm">
          <text:p text:style-name="P2"><text:span text:style-name="T1">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6.7cm" svg:y1="8.9cm" svg:x2="6.7cm" svg:y2="9.9cm">
          <text:p/>
        </draw:line>
        <draw:custom-shape draw:style-name="gr7" draw:text-style-name="P10" draw:layer="layout" svg:width="3.6cm" svg:height="1.2cm" svg:x="9.8cm" svg:y="7.6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8.6cm" svg:y1="8.2cm" svg:x2="10.2cm" svg:y2="8.2cm">
          <text:p/>
        </draw:line>
        <draw:custom-shape draw:style-name="gr4" draw:text-style-name="P7" draw:layer="layout" svg:width="1cm" svg:height="1cm" svg:x="11.4cm" svg:y="5.6cm">
          <text:p text:style-name="P2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.9cm" svg:y1="7.6cm" svg:x2="11.9cm" svg:y2="6.6cm">
          <text:p/>
        </draw:line>
        <draw:line draw:style-name="gr5" draw:text-style-name="P6" draw:layer="layout" svg:x1="11.4cm" svg:y1="6cm" svg:x2="10.8cm" svg:y2="6cm">
          <text:p/>
        </draw:line>
        <draw:line draw:style-name="gr3" draw:text-style-name="P6" draw:layer="layout" svg:x1="10.8cm" svg:y1="6cm" svg:x2="10.8cm" svg:y2="7.6cm">
          <text:p/>
        </draw:line>
        <draw:line draw:style-name="gr3" draw:text-style-name="P6" draw:layer="layout" svg:x1="13cm" svg:y1="8.2cm" svg:x2="21cm" svg:y2="8.2cm">
          <text:p/>
        </draw:line>
        <draw:line draw:style-name="gr3" draw:text-style-name="P6" draw:layer="layout" svg:x1="7.2cm" svg:y1="10.4cm" svg:x2="9.6cm" svg:y2="10.4cm">
          <text:p/>
        </draw:line>
        <draw:custom-shape draw:style-name="gr4" draw:text-style-name="P7" draw:layer="layout" svg:width="1cm" svg:height="1cm" svg:x="14.2cm" svg:y="9.9cm">
          <text:p text:style-name="P2"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2.4cm" svg:y1="10.4cm" svg:x2="14.2cm" svg:y2="10.4cm">
          <text:p/>
        </draw:line>
        <draw:line draw:style-name="gr5" draw:text-style-name="P6" draw:layer="layout" svg:x1="6.7cm" svg:y1="10.9cm" svg:x2="6.7cm" svg:y2="14.4cm">
          <text:p/>
        </draw:line>
        <draw:line draw:style-name="gr5" draw:text-style-name="P6" draw:layer="layout" svg:x1="6.7cm" svg:y1="14.4cm" svg:x2="14.7cm" svg:y2="14.4cm">
          <text:p/>
        </draw:line>
        <draw:line draw:style-name="gr3" draw:text-style-name="P6" draw:layer="layout" svg:x1="14.7cm" svg:y1="14.4cm" svg:x2="14.7cm" svg:y2="10.9cm">
          <text:p/>
        </draw:line>
        <draw:line draw:style-name="gr5" draw:text-style-name="P6" draw:layer="layout" svg:x1="6.6cm" svg:y1="7.5cm" svg:x2="6.6cm" svg:y2="4cm">
          <text:p/>
        </draw:line>
        <draw:line draw:style-name="gr5" draw:text-style-name="P6" draw:layer="layout" svg:x1="6.6cm" svg:y1="4cm" svg:x2="21.9cm" svg:y2="4cm">
          <text:p/>
        </draw:line>
        <draw:line draw:style-name="gr3" draw:text-style-name="P6" draw:layer="layout" svg:x1="21.9cm" svg:y1="4cm" svg:x2="21.9cm" svg:y2="7.001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abel and Data</text:span></text:p>
          </draw:text-box>
        </draw:frame>
        <draw:custom-shape draw:style-name="gr8" draw:text-style-name="P11" draw:layer="layout" svg:width="2cm" svg:height="2.2cm" svg:x="18.202cm" svg:y="5.102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8" draw:layer="layout" svg:width="2cm" svg:height="2cm" svg:x="8.002cm" svg:y="5.202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7" draw:layer="layout" svg:width="1cm" svg:height="1cm" svg:x="11.8cm" svg:y="5.7cm">
          <text:p text:style-name="P2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0.002cm" svg:y1="6.2cm" svg:x2="11.8cm" svg:y2="6.2cm">
          <text:p/>
        </draw:line>
        <draw:custom-shape draw:style-name="gr2" draw:text-style-name="P5" draw:layer="layout" svg:width="2cm" svg:height="1.6cm" svg:x="14.6cm" svg:y="5.4cm">
          <text:p text:style-name="P4"><text:span text:style-name="T2">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12.802cm" svg:y1="6.2cm" svg:x2="14.6cm" svg:y2="6.2cm">
          <text:p/>
        </draw:line>
        <draw:line draw:style-name="gr3" draw:text-style-name="P6" draw:layer="layout" svg:x1="16.602cm" svg:y1="6.2cm" svg:x2="18.4cm" svg:y2="6.2cm">
          <text:p/>
        </draw:line>
        <draw:custom-shape draw:style-name="gr8" draw:text-style-name="P11" draw:layer="layout" svg:width="2cm" svg:height="2.2cm" svg:x="18.203cm" svg:y="8.803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8" draw:layer="layout" svg:width="2cm" svg:height="2cm" svg:x="4.203cm" svg:y="8.903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6.203cm" svg:y1="9.901cm" svg:x2="8.001cm" svg:y2="9.901cm">
          <text:p/>
        </draw:line>
        <draw:line draw:style-name="gr3" draw:text-style-name="P6" draw:layer="layout" svg:x1="10.202cm" svg:y1="9.9cm" svg:x2="12cm" svg:y2="9.9cm">
          <text:p/>
        </draw:line>
        <draw:line draw:style-name="gr3" draw:text-style-name="P6" draw:layer="layout" svg:x1="14.8cm" svg:y1="9.901cm" svg:x2="18.401cm" svg:y2="9.901cm">
          <text:p/>
        </draw:line>
        <draw:custom-shape draw:style-name="gr12" draw:text-style-name="P3" draw:layer="layout" svg:width="2.2cm" svg:height="1.4cm" svg:x="8cm" svg:y="9.2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6cm" svg:height="1.2cm" svg:x="11.6cm" svg:y="9.3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1cm" svg:height="1cm" svg:x="12.6cm" svg:y="11.7cm">
          <text:p text:style-name="P2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3.1cm" svg:y1="10.5cm" svg:x2="13.1cm" svg:y2="11.7cm">
          <text:p/>
        </draw:line>
        <draw:line draw:style-name="gr5" draw:text-style-name="P6" draw:layer="layout" svg:x1="12.6cm" svg:y1="12.2cm" svg:x2="12cm" svg:y2="12.2cm">
          <text:p/>
        </draw:line>
        <draw:line draw:style-name="gr3" draw:text-style-name="P6" draw:layer="layout" svg:x1="12cm" svg:y1="12.2cm" svg:x2="12cm" svg:y2="10.5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1">Restore and Read</text:span></text:p>
          </draw:text-box>
        </draw:frame>
        <draw:custom-shape draw:style-name="gr6" draw:text-style-name="P8" draw:layer="layout" svg:width="2cm" svg:height="2cm" svg:x="8.006cm" svg:y="4.906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10.006cm" svg:y1="5.903cm" svg:x2="11.203cm" svg:y2="5.903cm">
          <text:p/>
        </draw:line>
        <draw:custom-shape draw:style-name="gr13" draw:text-style-name="P3" draw:layer="layout" svg:width="2.697cm" svg:height="1.4cm" svg:x="11.203cm" svg:y="5.202cm">
          <text:p text:style-name="P2"><text:span text:style-name="T1">Restore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3.906cm" svg:y1="5.903cm" svg:x2="15.103cm" svg:y2="5.903cm">
          <text:p/>
        </draw:line>
        <draw:custom-shape draw:style-name="gr2" draw:text-style-name="P5" draw:layer="layout" svg:width="2cm" svg:height="1.6cm" svg:x="15.1cm" svg:y="5.1cm">
          <text:p text:style-name="P4"><text:span text:style-name="T2">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17.106cm" svg:y1="5.903cm" svg:x2="18.303cm" svg:y2="5.903cm">
          <text:p/>
        </draw:line>
        <draw:custom-shape draw:style-name="gr8" draw:text-style-name="P11" draw:layer="layout" svg:width="2cm" svg:height="2.2cm" svg:x="18.103cm" svg:y="4.803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8" draw:layer="layout" svg:width="2cm" svg:height="2cm" svg:x="8.007cm" svg:y="8.607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10.007cm" svg:y1="9.604cm" svg:x2="11.204cm" svg:y2="9.604cm">
          <text:p/>
        </draw:line>
        <draw:custom-shape draw:style-name="gr13" draw:text-style-name="P3" draw:layer="layout" svg:width="2.697cm" svg:height="1.4cm" svg:x="11.204cm" svg:y="8.903cm">
          <text:p text:style-name="P2"><text:span text:style-name="T1">Read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3.907cm" svg:y1="9.604cm" svg:x2="15.104cm" svg:y2="9.604cm">
          <text:p/>
        </draw:line>
        <draw:custom-shape draw:style-name="gr2" draw:text-style-name="P23" draw:layer="layout" svg:width="2cm" svg:height="1.6cm" svg:x="15.101cm" svg:y="8.801cm">
          <text:p text:style-name="P22"><text:span text:style-name="T4">V /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17.107cm" svg:y1="9.604cm" svg:x2="18.304cm" svg:y2="9.604cm">
          <text:p/>
        </draw:line>
        <draw:custom-shape draw:style-name="gr8" draw:text-style-name="P11" draw:layer="layout" svg:width="2cm" svg:height="2.2cm" svg:x="18.104cm" svg:y="8.504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9.798cm" svg:height="11.136cm" svg:x="0.6cm" svg:y="2.257cm" draw:page-number="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<text:s/></text:span><text:span text:style-name="T1">Function</text:span></text:p>
          </draw:text-box>
        </draw:frame>
        <draw:custom-shape draw:style-name="gr8" draw:text-style-name="P11" draw:layer="layout" svg:width="2cm" svg:height="2.2cm" svg:x="20.803cm" svg:y="4.803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8" draw:layer="layout" svg:width="2cm" svg:height="2cm" svg:x="1.603cm" svg:y="4.903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3.603cm" svg:y1="5.901cm" svg:x2="4.8cm" svg:y2="5.901cm">
          <text:p/>
        </draw:line>
        <draw:custom-shape draw:style-name="gr14" draw:text-style-name="P3" draw:layer="layout" svg:width="2.8cm" svg:height="1.4cm" svg:x="4.8cm" svg:y="5.2cm">
          <text:p text:style-name="P2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9cm" svg:y="5.1cm">
          <text:p text:style-name="P4"><text:span text:style-name="T2">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7.602cm" svg:y1="5.9cm" svg:x2="9cm" svg:y2="5.9cm">
          <text:p/>
        </draw:line>
        <draw:custom-shape draw:style-name="gr4" draw:text-style-name="P7" draw:layer="layout" svg:width="1cm" svg:height="1cm" svg:x="12cm" svg:y="5.4cm">
          <text:p text:style-name="P2"><text:span text:style-name="T1">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cm" svg:y1="5.9cm" svg:x2="12cm" svg:y2="5.9cm">
          <text:p/>
        </draw:line>
        <draw:custom-shape draw:style-name="gr4" draw:text-style-name="P7" draw:layer="layout" svg:width="1cm" svg:height="1cm" svg:x="19.1cm" svg:y="5.4cm">
          <text:p text:style-name="P2"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3cm" svg:y1="5.9cm" svg:x2="19.1cm" svg:y2="5.9cm">
          <text:p/>
        </draw:line>
        <draw:line draw:style-name="gr3" draw:text-style-name="P6" draw:layer="layout" svg:x1="20.1cm" svg:y1="5.9cm" svg:x2="21cm" svg:y2="5.9cm">
          <text:p/>
        </draw:line>
        <draw:custom-shape draw:style-name="gr2" draw:text-style-name="P5" draw:layer="layout" svg:width="2cm" svg:height="1.6cm" svg:x="13.2cm" svg:y="7.2cm">
          <text:p text:style-name="P4"><text:span text:style-name="T2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7" draw:layer="layout" svg:width="1cm" svg:height="1cm" svg:x="19.1cm" svg:y="10.6cm">
          <text:p text:style-name="P2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3.7cm" svg:y="10.6cm">
          <text:p text:style-name="P2"><text:span text:style-name="T1">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2.6cm" svg:y1="6.4cm" svg:x2="13.8cm" svg:y2="7.5cm">
          <text:p/>
        </draw:line>
        <draw:line draw:style-name="gr3" draw:text-style-name="P6" draw:layer="layout" svg:x1="14.2cm" svg:y1="8.8cm" svg:x2="14.2cm" svg:y2="10.6cm">
          <text:p/>
        </draw:line>
        <draw:line draw:style-name="gr5" draw:text-style-name="P6" draw:layer="layout" svg:x1="19.6cm" svg:y1="11.6cm" svg:x2="19.6cm" svg:y2="14.2cm">
          <text:p/>
        </draw:line>
        <draw:line draw:style-name="gr5" draw:text-style-name="P6" draw:layer="layout" svg:x1="19.6cm" svg:y1="14.2cm" svg:x2="12.4cm" svg:y2="14.2cm">
          <text:p/>
        </draw:line>
        <draw:line draw:style-name="gr5" draw:text-style-name="P6" draw:layer="layout" svg:x1="12.4cm" svg:y1="14.2cm" svg:x2="12.4cm" svg:y2="8cm">
          <text:p/>
        </draw:line>
        <draw:line draw:style-name="gr3" draw:text-style-name="P6" draw:layer="layout" svg:x1="12.4cm" svg:y1="8cm" svg:x2="13.2cm" svg:y2="8cm">
          <text:p/>
        </draw:line>
        <draw:line draw:style-name="gr3" draw:text-style-name="P6" draw:layer="layout" svg:x1="19.6cm" svg:y1="8cm" svg:x2="19.6cm" svg:y2="10.6cm">
          <text:p/>
        </draw:line>
        <draw:line draw:style-name="gr3" draw:text-style-name="P6" draw:layer="layout" svg:x1="14.7cm" svg:y1="11.1cm" svg:x2="15.6cm" svg:y2="11.1cm">
          <text:p/>
        </draw:line>
        <draw:custom-shape draw:style-name="gr15" draw:text-style-name="P25" draw:layer="layout" svg:width="2.6cm" svg:height="5.6cm" svg:x="15.6cm" svg:y="8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2cm" svg:height="1.6cm" svg:x="15.9cm" svg:y="8.5cm">
          <text:p text:style-name="P26"><text:span text:style-name="T5">Numb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27" draw:layer="layout" svg:width="2cm" svg:height="1.6cm" svg:x="15.9cm" svg:y="12.1cm">
          <text:p text:style-name="P26"><text:span text:style-name="T5">Boolea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27" draw:layer="layout" svg:width="2cm" svg:height="1.6cm" svg:x="15.901cm" svg:y="10.3cm">
          <text:p text:style-name="P26"><text:span text:style-name="T5">Strin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18.2cm" svg:y1="11.1cm" svg:x2="19.1cm" svg:y2="11.1cm">
          <text:p/>
        </draw:line>
        <draw:line draw:style-name="gr3" draw:text-style-name="P6" draw:layer="layout" svg:x1="15.2cm" svg:y1="8cm" svg:x2="19.2cm" svg:y2="6.4cm">
          <text:p/>
        </draw:line>
        <draw:line draw:style-name="gr5" draw:text-style-name="P6" draw:layer="layout" svg:x1="15.2cm" svg:y1="8cm" svg:x2="19.6cm" svg:y2="8cm">
          <text:p/>
        </draw:line>
        <draw:line draw:style-name="gr3" draw:text-style-name="P6" draw:layer="layout" svg:x1="18.2cm" svg:y1="11.1cm" svg:x2="19.6cm" svg:y2="6.4cm">
          <text:p/>
        </draw:lin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frame presentation:style-name="pr1" draw:text-style-name="P28" draw:layer="layout" svg:width="25.199cm" svg:height="2.629cm" svg:x="1.4cm" svg:y="0.628cm" presentation:class="title">
          <draw:text-box>
            <text:p>Type and Field</text:p>
          </draw:text-box>
        </draw:frame>
        <draw:custom-shape draw:style-name="gr6" draw:text-style-name="P8" draw:layer="layout" svg:width="2cm" svg:height="2cm" svg:x="7.804cm" svg:y="4.904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2.2cm" svg:x="18.404cm" svg:y="4.804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9.804cm" svg:y1="5.901cm" svg:x2="11.001cm" svg:y2="5.901cm">
          <text:p/>
        </draw:line>
        <draw:custom-shape draw:style-name="gr14" draw:text-style-name="P3" draw:layer="layout" svg:width="2.8cm" svg:height="1.4cm" svg:x="11.001cm" svg:y="5.2cm">
          <text:p text:style-name="P2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15.201cm" svg:y="5.1cm">
          <text:p text:style-name="P4"><text:span text:style-name="T2">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13.803cm" svg:y1="5.9cm" svg:x2="15.201cm" svg:y2="5.9cm">
          <text:p/>
        </draw:line>
        <draw:custom-shape draw:style-name="gr6" draw:text-style-name="P8" draw:layer="layout" svg:width="2cm" svg:height="2cm" svg:x="7.805cm" svg:y="8.305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2.2cm" svg:x="18.405cm" svg:y="8.205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9.805cm" svg:y1="9.302cm" svg:x2="11.002cm" svg:y2="9.302cm">
          <text:p/>
        </draw:line>
        <draw:custom-shape draw:style-name="gr14" draw:text-style-name="P3" draw:layer="layout" svg:width="2.8cm" svg:height="1.4cm" svg:x="11.002cm" svg:y="8.601cm">
          <text:p text:style-name="P2"><text:span text:style-name="T1">F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15.202cm" svg:y="8.501cm">
          <text:p text:style-name="P4"><text:span text:style-name="T2">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13.804cm" svg:y1="9.301cm" svg:x2="15.202cm" svg:y2="9.301cm">
          <text:p/>
        </draw:line>
        <draw:custom-shape draw:style-name="gr4" draw:text-style-name="P7" draw:layer="layout" svg:width="1cm" svg:height="1cm" svg:x="15.7cm" svg:y="11.3cm">
          <text:p text:style-name="P2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7.203cm" svg:y1="5.9cm" svg:x2="18.601cm" svg:y2="5.9cm">
          <text:p/>
        </draw:line>
        <draw:line draw:style-name="gr3" draw:text-style-name="P6" draw:layer="layout" svg:x1="17.204cm" svg:y1="9.301cm" svg:x2="18.602cm" svg:y2="9.301cm">
          <text:p/>
        </draw:line>
        <draw:line draw:style-name="gr3" draw:text-style-name="P6" draw:layer="layout" svg:x1="16.4cm" svg:y1="10cm" svg:x2="16.4cm" svg:y2="11.3cm">
          <text:p/>
        </draw:line>
        <draw:line draw:style-name="gr3" draw:text-style-name="P6" draw:layer="layout" svg:x1="16cm" svg:y1="11.3cm" svg:x2="16cm" svg:y2="10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1">For To Step</text:span></text:p>
          </draw:text-box>
        </draw:frame>
        <draw:custom-shape draw:style-name="gr6" draw:text-style-name="P8" draw:layer="layout" svg:width="2cm" svg:height="2cm" svg:x="1.3cm" svg:y="6.4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2.2cm" svg:x="24.7cm" svg:y="6.2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3.3cm" svg:y1="7.4cm" svg:x2="4.7cm" svg:y2="7.4cm">
          <text:p/>
        </draw:line>
        <draw:custom-shape draw:style-name="gr17" draw:text-style-name="P3" draw:layer="layout" svg:width="1.6cm" svg:height="1.4cm" svg:x="4.7cm" svg:y="6.7cm">
          <text:p text:style-name="P2"><text:span text:style-name="T1">For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6.3cm" svg:y1="7.4cm" svg:x2="7.7cm" svg:y2="7.4cm">
          <text:p/>
        </draw:line>
        <draw:custom-shape draw:style-name="gr2" draw:text-style-name="P5" draw:layer="layout" svg:width="2cm" svg:height="1.6cm" svg:x="7.7cm" svg:y="6.6cm">
          <text:p text:style-name="P4"><text:span text:style-name="T2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7" draw:layer="layout" svg:width="1cm" svg:height="1cm" svg:x="11.1cm" svg:y="6.9cm">
          <text:p text:style-name="P2"><text:span text:style-name="T1">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9.7cm" svg:y1="7.4cm" svg:x2="11.1cm" svg:y2="7.4cm">
          <text:p/>
        </draw:line>
        <draw:line draw:style-name="gr3" draw:text-style-name="P6" draw:layer="layout" svg:x1="12.1cm" svg:y1="7.4cm" svg:x2="13.5cm" svg:y2="7.4cm">
          <text:p/>
        </draw:line>
        <draw:custom-shape draw:style-name="gr7" draw:text-style-name="P10" draw:layer="layout" svg:width="3.6cm" svg:height="1.2cm" svg:x="13.1cm" svg:y="6.8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3" draw:layer="layout" svg:width="1.6cm" svg:height="1.4cm" svg:x="17.7cm" svg:y="6.7cm">
          <text:p text:style-name="P2"><text:span text:style-name="T1">To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6.3cm" svg:y1="7.4cm" svg:x2="17.7cm" svg:y2="7.4cm">
          <text:p/>
        </draw:line>
        <draw:line draw:style-name="gr3" draw:text-style-name="P6" draw:layer="layout" svg:x1="19.3cm" svg:y1="7.4cm" svg:x2="20.7cm" svg:y2="7.4cm">
          <text:p/>
        </draw:line>
        <draw:custom-shape draw:style-name="gr7" draw:text-style-name="P10" draw:layer="layout" svg:width="3.6cm" svg:height="1.2cm" svg:x="20.3cm" svg:y="6.801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23.5cm" svg:y1="7.4cm" svg:x2="24.9cm" svg:y2="7.4cm">
          <text:p/>
        </draw:line>
        <draw:custom-shape draw:style-name="gr18" draw:text-style-name="P3" draw:layer="layout" svg:width="2cm" svg:height="1.4cm" svg:x="20.7cm" svg:y="9.2cm">
          <text:p text:style-name="P2"><text:span text:style-name="T1">Step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1.7cm" svg:y1="8.001cm" svg:x2="21.7cm" svg:y2="9.2cm">
          <text:p/>
        </draw:line>
        <draw:custom-shape draw:style-name="gr16" draw:text-style-name="P27" draw:layer="layout" svg:width="2cm" svg:height="1.6cm" svg:x="20.7cm" svg:y="11.8cm">
          <text:p text:style-name="P26"><text:span text:style-name="T5">Numb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21.7cm" svg:y1="10.601cm" svg:x2="21.7cm" svg:y2="11.8cm">
          <text:p/>
        </draw:line>
        <draw:line draw:style-name="gr5" draw:text-style-name="P6" draw:layer="layout" svg:x1="22.7cm" svg:y1="12.6cm" svg:x2="25.7cm" svg:y2="12.6cm">
          <text:p/>
        </draw:line>
        <draw:line draw:style-name="gr3" draw:text-style-name="P6" draw:layer="layout" svg:x1="25.7cm" svg:y1="12.6cm" svg:x2="25.7cm" svg:y2="8.4cm">
          <text:p/>
        </draw:line>
        <presentation:notes draw:style-name="dp2">
          <office:forms form:automatic-focus="false" form:apply-design-mode="false"/>
          <draw:page-thumbnail draw:style-name="gr9" draw:layer="layout" svg:width="19.798cm" svg:height="11.136cm" svg:x="0.6cm" svg:y="2.257cm" draw:page-number="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1">While</text:span></text:p>
          </draw:text-box>
        </draw:frame>
        <draw:custom-shape draw:style-name="gr6" draw:text-style-name="P8" draw:layer="layout" svg:width="2cm" svg:height="2cm" svg:x="7.9cm" svg:y="6.401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9.9cm" svg:y1="7.401cm" svg:x2="11.3cm" svg:y2="7.401cm">
          <text:p/>
        </draw:line>
        <draw:custom-shape draw:style-name="gr19" draw:text-style-name="P3" draw:layer="layout" svg:width="2.3cm" svg:height="1.4cm" svg:x="11.3cm" svg:y="6.7cm">
          <text:p text:style-name="P2"><text:span text:style-name="T1">While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3.6cm" svg:y1="7.4cm" svg:x2="15cm" svg:y2="7.4cm">
          <text:p/>
        </draw:line>
        <draw:custom-shape draw:style-name="gr7" draw:text-style-name="P10" draw:layer="layout" svg:width="3.6cm" svg:height="1.2cm" svg:x="14.6cm" svg:y="6.801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2cm" svg:height="2.2cm" svg:x="19.001cm" svg:y="6.301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17.8cm" svg:y1="7.4cm" svg:x2="19.2cm" svg:y2="7.4cm">
          <text:p/>
        </draw:line>
        <presentation:notes draw:style-name="dp2">
          <office:forms form:automatic-focus="false" form:apply-design-mode="false"/>
          <draw:page-thumbnail draw:style-name="gr9" draw:layer="layout" svg:width="19.798cm" svg:height="11.136cm" svg:x="0.6cm" svg:y="2.257cm" draw:page-number="10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1">Repeat</text:span></text:p>
          </draw:text-box>
        </draw:frame>
        <draw:custom-shape draw:style-name="gr6" draw:text-style-name="P8" draw:layer="layout" svg:width="2cm" svg:height="2cm" svg:x="9.701cm" svg:y="6.402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11.701cm" svg:y1="7.402cm" svg:x2="13.101cm" svg:y2="7.402cm">
          <text:p/>
        </draw:line>
        <draw:custom-shape draw:style-name="gr19" draw:text-style-name="P3" draw:layer="layout" svg:width="2.3cm" svg:height="1.4cm" svg:x="13.101cm" svg:y="6.701cm">
          <text:p text:style-name="P2"><text:span text:style-name="T1">Repea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cm" svg:height="2.2cm" svg:x="16.602cm" svg:y="6.302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15.401cm" svg:y1="7.401cm" svg:x2="16.801cm" svg:y2="7.401cm">
          <text:p/>
        </draw:line>
        <presentation:notes draw:style-name="dp2">
          <office:forms form:automatic-focus="false" form:apply-design-mode="false"/>
          <draw:page-thumbnail draw:style-name="gr9" draw:layer="layout" svg:width="19.798cm" svg:height="11.136cm" svg:x="0.6cm" svg:y="2.257cm" draw:page-number="1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1">If Then</text:span></text:p>
          </draw:text-box>
        </draw:frame>
        <draw:custom-shape draw:style-name="gr6" draw:text-style-name="P8" draw:layer="layout" svg:width="2cm" svg:height="2cm" svg:x="7.901cm" svg:y="6.402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9.901cm" svg:y1="7.402cm" svg:x2="11.301cm" svg:y2="7.402cm">
          <text:p/>
        </draw:line>
        <draw:custom-shape draw:style-name="gr20" draw:text-style-name="P3" draw:layer="layout" svg:width="1.599cm" svg:height="1.4cm" svg:x="11.301cm" svg:y="6.701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2.901cm" svg:y1="7.401cm" svg:x2="14.301cm" svg:y2="7.401cm">
          <text:p/>
        </draw:line>
        <draw:custom-shape draw:style-name="gr7" draw:text-style-name="P10" draw:layer="layout" svg:width="3.6cm" svg:height="1.2cm" svg:x="13.901cm" svg:y="6.802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2cm" svg:height="2.2cm" svg:x="18.302cm" svg:y="6.302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17.101cm" svg:y1="7.401cm" svg:x2="18.501cm" svg:y2="7.401cm">
          <text:p/>
        </draw:line>
        <draw:custom-shape draw:style-name="gr18" draw:text-style-name="P3" draw:layer="layout" svg:width="2cm" svg:height="1.4cm" svg:x="14.4cm" svg:y="9.5cm">
          <text:p text:style-name="P2"><text:span text:style-name="T1">Then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5.4cm" svg:y1="8.002cm" svg:x2="15.4cm" svg:y2="9.5cm">
          <text:p/>
        </draw:line>
        <draw:line draw:style-name="gr5" draw:text-style-name="P6" draw:layer="layout" svg:x1="16.4cm" svg:y1="10.2cm" svg:x2="19.3cm" svg:y2="10.2cm">
          <text:p/>
        </draw:line>
        <draw:line draw:style-name="gr3" draw:text-style-name="P6" draw:layer="layout" svg:x1="19.3cm" svg:y1="10.2cm" svg:x2="19.3cm" svg:y2="8.502cm">
          <text:p/>
        </draw:line>
        <presentation:notes draw:style-name="dp2">
          <office:forms form:automatic-focus="false" form:apply-design-mode="false"/>
          <draw:page-thumbnail draw:style-name="gr9" draw:layer="layout" svg:width="19.798cm" svg:height="11.136cm" svg:x="0.6cm" svg:y="2.257cm" draw:page-number="1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1">Select</text:span></text:p>
          </draw:text-box>
        </draw:frame>
        <draw:custom-shape draw:style-name="gr6" draw:text-style-name="P8" draw:layer="layout" svg:width="2cm" svg:height="2cm" svg:x="7.901cm" svg:y="6.402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9.901cm" svg:y1="7.402cm" svg:x2="11.301cm" svg:y2="7.402cm">
          <text:p/>
        </draw:line>
        <draw:custom-shape draw:style-name="gr19" draw:text-style-name="P3" draw:layer="layout" svg:width="2.3cm" svg:height="1.4cm" svg:x="11.301cm" svg:y="6.701cm">
          <text:p text:style-name="P2"><text:span text:style-name="T1">Select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3.601cm" svg:y1="7.401cm" svg:x2="15.001cm" svg:y2="7.401cm">
          <text:p/>
        </draw:line>
        <draw:custom-shape draw:style-name="gr7" draw:text-style-name="P10" draw:layer="layout" svg:width="3.6cm" svg:height="1.2cm" svg:x="14.601cm" svg:y="6.802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2cm" svg:height="2.2cm" svg:x="19.002cm" svg:y="6.302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17.801cm" svg:y1="7.401cm" svg:x2="19.201cm" svg:y2="7.401cm">
          <text:p/>
        </draw:line>
        <presentation:notes draw:style-name="dp2">
          <office:forms form:automatic-focus="false" form:apply-design-mode="false"/>
          <draw:page-thumbnail draw:style-name="gr9" draw:layer="layout" svg:width="19.798cm" svg:height="11.136cm" svg:x="0.6cm" svg:y="2.257cm" draw:page-number="1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1">Include</text:span></text:p>
          </draw:text-box>
        </draw:frame>
        <draw:custom-shape draw:style-name="gr6" draw:text-style-name="P8" draw:layer="layout" svg:width="2cm" svg:height="2cm" svg:x="7.902cm" svg:y="6.403cm">
          <text:p text:style-name="P2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9.902cm" svg:y1="7.403cm" svg:x2="11.302cm" svg:y2="7.403cm">
          <text:p/>
        </draw:line>
        <draw:custom-shape draw:style-name="gr19" draw:text-style-name="P3" draw:layer="layout" svg:width="2.3cm" svg:height="1.4cm" svg:x="11.302cm" svg:y="6.702cm">
          <text:p text:style-name="P2"><text:span text:style-name="T1">Include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3.602cm" svg:y1="7.402cm" svg:x2="15.002cm" svg:y2="7.402cm">
          <text:p/>
        </draw:line>
        <draw:custom-shape draw:style-name="gr7" draw:text-style-name="P10" draw:layer="layout" svg:width="3.6cm" svg:height="1.2cm" svg:x="14.602cm" svg:y="6.803cm">
          <text:p text:style-name="P9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2cm" svg:height="2.2cm" svg:x="19.003cm" svg:y="6.303cm">
          <text:p text:style-name="P2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17.802cm" svg:y1="7.402cm" svg:x2="19.202cm" svg:y2="7.402cm">
          <text:p/>
        </draw:line>
        <presentation:notes draw:style-name="dp2">
          <office:forms form:automatic-focus="false" form:apply-design-mode="false"/>
          <draw:page-thumbnail draw:style-name="gr9" draw:layer="layout" svg:width="19.798cm" svg:height="11.136cm" svg:x="0.6cm" svg:y="2.257cm" draw:page-number="1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ne" svg:font-family="Line"/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8T19:26:34.693000000</meta:creation-date>
    <dc:date>2020-06-09T23:48:38.541000000</dc:date>
    <meta:editing-duration>PT5H25M38S</meta:editing-duration>
    <meta:editing-cycles>145</meta:editing-cycles>
    <meta:generator>LibreOffice/6.4.0.3$Windows_X86_64 LibreOffice_project/b0a288ab3d2d4774cb44b62f04d5d28733ac6df8</meta:generator>
    <meta:document-statistic meta:object-count="275"/>
  </office:meta>
</office:document-meta>
</file>